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fo:padding="0.049cm" fo:border="0.06pt solid #d9d9e3"/>
    </style:style>
    <style:style style:name="P2" style:family="paragraph" style:parent-style-name="Text_20_body">
      <style:paragraph-properties fo:margin-left="0cm" fo:margin-right="0cm" fo:text-indent="0cm" style:auto-text-indent="false" fo:padding="0.049cm" fo:border="0.06pt solid #d9d9e3"/>
    </style:style>
    <style:style style:name="P3" style:family="paragraph" style:parent-style-name="Standard">
      <style:text-properties officeooo:rsid="0002aee4" officeooo:paragraph-rsid="0002aee4"/>
    </style:style>
    <style:style style:name="P4" style:family="paragraph" style:parent-style-name="Text_20_body">
      <style:paragraph-properties fo:margin-left="0cm" fo:margin-right="0cm" fo:margin-top="0.635cm" fo:margin-bottom="0.635cm" style:contextual-spacing="false" fo:orphans="2" fo:widows="2" fo:text-indent="0cm" style:auto-text-indent="false"/>
    </style:style>
    <style:style style:name="P5" style:family="paragraph" style:parent-style-name="Text_20_body">
      <style:paragraph-properties fo:margin-left="0cm" fo:margin-right="0cm" fo:margin-top="0.635cm" fo:margin-bottom="0.635cm" style:contextual-spacing="false" fo:orphans="2" fo:widows="2" fo:text-indent="0cm" style:auto-text-indent="false"/>
      <style:text-properties officeooo:paragraph-rsid="0002aee4"/>
    </style:style>
    <style:style style:name="P6"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1f1f1f" loext:opacity="100%" style:font-name="Google Sans" fo:font-size="12pt" fo:letter-spacing="normal" fo:font-style="normal" fo:font-weight="normal"/>
    </style:style>
    <style:style style:name="P7" style:family="paragraph" style:parent-style-name="Text_20_body" style:list-style-name="L1">
      <style:paragraph-properties fo:margin-left="0cm" fo:margin-right="0cm" fo:margin-top="0cm" fo:margin-bottom="0.265cm" style:contextual-spacing="false" fo:orphans="2" fo:widows="2" fo:text-indent="0cm" style:auto-text-indent="false" fo:padding="0cm" fo:border="none"/>
      <style:text-properties fo:font-variant="normal" fo:text-transform="none" fo:color="#1f1f1f" loext:opacity="100%" style:font-name="Google Sans" fo:font-size="12pt" fo:letter-spacing="normal" fo:font-style="normal" fo:font-weight="normal"/>
    </style:style>
    <style:style style:name="P8" style:family="paragraph" style:parent-style-name="Text_20_body" style:list-style-name="L1">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9" style:family="paragraph" style:parent-style-name="Text_20_body" style:list-style-name="L2">
      <style:paragraph-properties fo:margin-left="0cm" fo:margin-right="0cm" fo:margin-top="0cm" fo:margin-bottom="0.265cm" style:contextual-spacing="false" fo:orphans="2" fo:widows="2" fo:text-indent="0cm" style:auto-text-indent="false" fo:padding="0cm" fo:border="none"/>
      <style:text-properties fo:font-variant="normal" fo:text-transform="none" fo:color="#1f1f1f" loext:opacity="100%" style:font-name="Google Sans" fo:font-size="12pt" fo:letter-spacing="normal" fo:font-style="normal" fo:font-weight="normal"/>
    </style:style>
    <style:style style:name="P10" style:family="paragraph" style:parent-style-name="Text_20_body" style:list-style-name="L2">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11" style:family="paragraph" style:parent-style-name="Text_20_body" style:list-style-name="L3">
      <style:paragraph-properties fo:margin-left="0cm" fo:margin-right="0cm" fo:margin-top="0cm" fo:margin-bottom="0.265cm" style:contextual-spacing="false" fo:orphans="2" fo:widows="2" fo:text-indent="0cm" style:auto-text-indent="false" fo:padding="0cm" fo:border="none"/>
      <style:text-properties fo:font-variant="normal" fo:text-transform="none" fo:color="#1f1f1f" loext:opacity="100%" style:font-name="Google Sans" fo:font-size="12pt" fo:letter-spacing="normal" fo:font-style="normal" fo:font-weight="normal"/>
    </style:style>
    <style:style style:name="P12" style:family="paragraph" style:parent-style-name="Text_20_body" style:list-style-name="L3">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13" style:family="paragraph" style:parent-style-name="Text_20_body" style:list-style-name="L4">
      <style:paragraph-properties fo:margin-left="0cm" fo:margin-right="0cm" fo:margin-top="0cm" fo:margin-bottom="0.265cm" style:contextual-spacing="false" fo:orphans="2" fo:widows="2" fo:text-indent="0cm" style:auto-text-indent="false" fo:padding="0cm" fo:border="none"/>
      <style:text-properties fo:font-variant="normal" fo:text-transform="none" fo:color="#1f1f1f" loext:opacity="100%" style:font-name="Google Sans" fo:font-size="12pt" fo:letter-spacing="normal" fo:font-style="normal" fo:font-weight="normal"/>
    </style:style>
    <style:style style:name="P14" style:family="paragraph" style:parent-style-name="Text_20_body" style:list-style-name="L4">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15" style:family="paragraph" style:parent-style-name="Text_20_body" style:list-style-name="L5">
      <style:paragraph-properties fo:margin-left="0cm" fo:margin-right="0cm" fo:margin-top="0cm" fo:margin-bottom="0.265cm" style:contextual-spacing="false" fo:orphans="2" fo:widows="2" fo:text-indent="0cm" style:auto-text-indent="false" fo:padding="0cm" fo:border="none"/>
      <style:text-properties fo:font-variant="normal" fo:text-transform="none" fo:color="#1f1f1f" loext:opacity="100%" style:font-name="Google Sans" fo:font-size="12pt" fo:letter-spacing="normal" fo:font-style="normal" fo:font-weight="normal"/>
    </style:style>
    <style:style style:name="P16" style:family="paragraph" style:parent-style-name="Text_20_body" style:list-style-name="L5">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17" style:family="paragraph" style:parent-style-name="Text_20_body" style:list-style-name="L6">
      <style:paragraph-properties fo:margin-left="0cm" fo:margin-right="0cm" fo:margin-top="0cm" fo:margin-bottom="0.265cm" style:contextual-spacing="false" fo:orphans="2" fo:widows="2" fo:text-indent="0cm" style:auto-text-indent="false" fo:padding="0cm" fo:border="none"/>
      <style:text-properties fo:font-variant="normal" fo:text-transform="none" fo:color="#1f1f1f" loext:opacity="100%" style:font-name="Google Sans" fo:font-size="12pt" fo:letter-spacing="normal" fo:font-style="normal" fo:font-weight="normal"/>
    </style:style>
    <style:style style:name="P18" style:family="paragraph" style:parent-style-name="Text_20_body" style:list-style-name="L6">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19" style:family="paragraph" style:parent-style-name="Text_20_body" style:list-style-name="L7">
      <style:paragraph-properties fo:margin-left="0cm" fo:margin-right="0cm" fo:margin-top="0cm" fo:margin-bottom="0.265cm" style:contextual-spacing="false" fo:orphans="2" fo:widows="2" fo:text-indent="0cm" style:auto-text-indent="false" fo:padding="0cm" fo:border="none"/>
      <style:text-properties fo:font-variant="normal" fo:text-transform="none" fo:color="#1f1f1f" loext:opacity="100%" style:font-name="Google Sans" fo:font-size="12pt" fo:letter-spacing="normal" fo:font-style="normal" fo:font-weight="normal"/>
    </style:style>
    <style:style style:name="P20" style:family="paragraph" style:parent-style-name="Text_20_body" style:list-style-name="L7">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21" style:family="paragraph" style:parent-style-name="Text_20_body" style:list-style-name="L8">
      <style:paragraph-properties fo:margin-left="0cm" fo:margin-right="0cm" fo:margin-top="0cm" fo:margin-bottom="0.265cm" style:contextual-spacing="false" fo:orphans="2" fo:widows="2" fo:text-indent="0cm" style:auto-text-indent="false" fo:padding="0cm" fo:border="none"/>
      <style:text-properties fo:font-variant="normal" fo:text-transform="none" fo:color="#1f1f1f" loext:opacity="100%" style:font-name="Google Sans" fo:font-size="12pt" fo:letter-spacing="normal" fo:font-style="normal" fo:font-weight="normal"/>
    </style:style>
    <style:style style:name="P22" style:family="paragraph" style:parent-style-name="Text_20_body" style:list-style-name="L8">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23" style:family="paragraph" style:parent-style-name="Text_20_body">
      <style:paragraph-properties fo:margin-top="0cm" fo:margin-bottom="0cm" style:contextual-spacing="false" fo:line-height="100%"/>
    </style:style>
    <style:style style:name="P24" style:family="paragraph" style:parent-style-name="Text_20_body">
      <style:paragraph-properties fo:margin-left="0cm" fo:margin-right="0cm" fo:margin-top="0.635cm" fo:margin-bottom="0.635cm" style:contextual-spacing="false" fo:orphans="2" fo:widows="2" fo:text-indent="0cm" style:auto-text-indent="false"/>
      <style:text-properties style:font-name="Google Sans" fo:letter-spacing="normal" fo:font-weight="normal"/>
    </style:style>
    <style:style style:name="P25" style:family="paragraph" style:parent-style-name="Text_20_body">
      <style:text-properties officeooo:rsid="0002aee4" officeooo:paragraph-rsid="0002aee4"/>
    </style:style>
    <style:style style:name="T1" style:family="text">
      <style:text-properties style:font-name="Google Sans" fo:letter-spacing="normal" fo:font-weight="normal"/>
    </style:style>
    <style:style style:name="T2" style:family="text">
      <style:text-properties fo:font-variant="normal" fo:text-transform="none" fo:color="#1f1f1f" loext:opacity="100%" style:font-name="Google Sans" fo:font-size="12pt" fo:letter-spacing="normal" fo:font-style="normal" fo:font-weight="bold"/>
    </style:style>
    <style:style style:name="T3" style:family="text">
      <style:text-properties fo:font-variant="normal" fo:text-transform="none" fo:color="#1f1f1f" loext:opacity="100%" style:font-name="Google Sans" fo:font-size="12pt" fo:letter-spacing="normal" fo:font-style="normal" fo:font-weight="normal"/>
    </style:style>
    <style:style style:name="T4" style:family="text">
      <style:text-properties fo:font-variant="normal" fo:text-transform="none" fo:color="#1f1f1f" loext:opacity="100%" fo:font-size="12pt" fo:font-style="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Le MotoGP est la catégorie la plus prestigieuse de course de moto sur circuits. Organisée par la Fédération internationale de motocyclisme (FIM), cette compétition met en lice les meilleurs pilotes du monde entier qui concourent au guidon de motos ultra-rapides et technologiquement avancées.</text:p>
      <text:p text:style-name="P2">Les courses du MotoGP se déroulent sur des circuits variés, allant des pistes traditionnelles aux circuits urbains temporaires. Les motos utilisées dans cette catégorie sont des machines prototypes dotées de technologies de pointe, avec des moteurs 4 temps à haute performance.</text:p>
      <text:p text:style-name="P2">La saison du MotoGP comprend plusieurs courses appelées Grands Prix, qui ont lieu dans différents pays à travers le monde. Les pilotes représentent leurs équipes et se battent pour le titre de champion du monde des pilotes, tandis que les équipes rivalisent pour le championnat du monde des constructeurs.</text:p>
      <text:p text:style-name="P2">Les courses sont souvent intenses et rapides, offrant des dépassements spectaculaires et des compétitions acharnées. Les pilotes doivent faire preuve de compétences exceptionnelles en matière de pilotage, de stratégie et d'adaptabilité pour affronter des conditions de piste changeantes et des concurrents aguerris.</text:p>
      <text:p text:style-name="P2">Les principaux constructeurs impliqués dans le MotoGP sont des marques renommées telles que Yamaha, Honda, Ducati, Suzuki et KTM. Les fans du MotoGP sont captivés par l'adrénaline des courses, les rivalités entre pilotes, les dépassements audacieux et la technologie de pointe utilisée dans ce sport à haut risque.</text:p>
      <text:p text:style-name="Standard"/>
      <text:p text:style-name="Standard"/>
      <text:p text:style-name="Standard"/>
      <text:p text:style-name="Standard"/>
      <text:p text:style-name="P2">La MotoGP est la catégorie reine du sport motocycliste sur circuits, représentant l'apogée de la compétition de moto. C'est une plateforme où les meilleurs pilotes du monde rivalisent au guidon de machines ultrarapides et technologiquement sophistiquées. Voici un exposé plus détaillé sur cet univers passionnant :</text:p>
      <text:h text:style-name="P1" text:outline-level="3">Histoire :</text:h>
      <text:p text:style-name="P2">La MotoGP tire ses racines des compétitions de motos sur circuits qui ont émergé au début du 20e siècle. La catégorie reine a évolué à travers différentes réglementations, se transformant progressivement en une compétition où la technologie, la vitesse et le talent des pilotes sont mis à l'épreuve.</text:p>
      <text:h text:style-name="P1" text:outline-level="3">Format :</text:h>
      <text:p text:style-name="P2">La saison de MotoGP se déroule sur plusieurs Grands Prix organisés dans des circuits du monde entier. Les pilotes concourent pour des points attribués selon leur classement à chaque course. Les événements comprennent généralement des séances d'essais libres, des qualifications déterminant la grille de départ, et enfin la course elle-même.</text:p>
      <text:h text:style-name="P1" text:outline-level="3"><text:soft-page-break/>Les motos :</text:h>
      <text:p text:style-name="P2">Les motos utilisées en MotoGP sont des prototypes hautement développés, dotés de technologies de pointe et de performances incroyables. Elles sont conçues spécifiquement pour la compétition, équipées de moteurs 4 temps puissants et de châssis ultralégers, offrant une maniabilité extrême et une vitesse impressionnante.</text:p>
      <text:h text:style-name="P1" text:outline-level="3">Les pilotes :</text:h>
      <text:p text:style-name="P2">Les pilotes de MotoGP sont parmi les meilleurs au monde. Ils ont une expertise incroyable en matière de pilotage, une compréhension approfondie des machines et une capacité à repousser les limites physiques et mentales dans des conditions de course exigeantes.</text:p>
      <text:h text:style-name="P1" text:outline-level="3">Équipes et constructeurs :</text:h>
      <text:p text:style-name="P2">Plusieurs équipes participent à la MotoGP, représentant des constructeurs renommés tels que Yamaha, Honda, Ducati, Suzuki, KTM, et d'autres. Chaque équipe travaille en étroite collaboration avec les fabricants pour développer et optimiser les performances des motos.</text:p>
      <text:h text:style-name="P1" text:outline-level="3">Technologie et innovation :</text:h>
      <text:p text:style-name="P2">La MotoGP est un laboratoire technologique où de nombreuses avancées se produisent dans le domaine des motos de course. Des innovations telles que les systèmes de freinage antiblocage (ABS), les contrôles de traction sophistiqués, l'aérodynamisme avancé et les matériaux de pointe sont testées et développées dans ce contexte compétitif.</text:p>
      <text:h text:style-name="P1" text:outline-level="3">Spectacle et fans :</text:h>
      <text:p text:style-name="P2">Les courses de MotoGP offrent un spectacle incroyable, avec des dépassements audacieux, des vitesses vertigineuses, et des duels entre pilotes pour la victoire. Les fans de MotoGP sont passionnés et nombreux à travers le monde, suivant chaque course avec enthousiasme et soutenant leurs pilotes préférés.</text:p>
      <text:p text:style-name="P2">En somme, la MotoGP incarne l'essence de la compétition de moto de haut niveau, alliant vitesse, technologie et talent des pilotes dans un spectacle captivant pour les passionnés de sport mécanique.</text:p>
      <text:p text:style-name="P3"/>
      <text:p text:style-name="P3"/>
      <text:p text:style-name="P3"/>
      <text:p text:style-name="P3">Les evolutions de la motogp</text:p>
      <text:p text:style-name="P3"/>
      <text:p text:style-name="P3"/>
      <text:p text:style-name="P25"><text:span text:style-name="Strong_20_Emphasis"><text:span text:style-name="T2">Les premières années (1949-1960)</text:span></text:span></text:p>
      <text:p text:style-name="P5"><text:span text:style-name="T3">Les premières courses du MotoGP ont eu lieu sur des circuits de terre, de bitume et même de sable. Les motos étaient équipées de moteurs à deux temps, qui étaient plus légers et plus puissants que les moteurs à quatre temps de l'époque</text:span><draw:frame draw:style-name="fr1" draw:name="Cadre1" text:anchor-type="char" svg:x="0cm" svg:width="0.041cm" draw:z-index="0"><draw:text-box fo:min-height="0.041cm"><text:p text:style-name="Text_20_body">S'ouvre dans une nouvelle fenêtre</text:p></draw:text-box></draw:frame><text:span text:style-name="T3">.</text:span></text:p>
      <text:p text:style-name="P5"><text:soft-page-break/><text:span text:style-name="Strong_20_Emphasis"><text:span text:style-name="T2">Les caractéristiques clés de cette période:</text:span></text:span></text:p>
      <text:list xml:id="list575414596" text:style-name="L1">
        <text:list-item>
          <text:p text:style-name="P7">Moteurs à deux temps</text:p>
        </text:list-item>
        <text:list-item>
          <text:p text:style-name="P8">Courses sur différents types de surfaces</text:p>
        </text:list-item>
        <text:list-item>
          <text:p text:style-name="P8">Motos légères</text:p>
        </text:list-item>
      </text:list>
      <text:p text:style-name="Text_20_body"><text:line-break/><text:span text:style-name="T3">Les années 1960 et 1970 ont été l'âge d'or des deux temps en MotoGP. Ces motos puissantes et légères permettaient aux pilotes d'atteindre des vitesses supérieures à 200 mph.</text:span></text:p>
      <text:p text:style-name="P23"><draw:frame draw:style-name="fr1" draw:name="Cadre2" text:anchor-type="char" svg:x="0cm" svg:width="0.041cm" draw:z-index="1"><draw:text-box fo:min-height="0.041cm"><text:p text:style-name="Text_20_body">S'ouvre dans une nouvelle fenêtre</text:p></draw:text-box></draw:frame></text:p>
      <text:p text:style-name="P4"><text:span text:style-name="Strong_20_Emphasis"><text:span text:style-name="T2">Les caractéristiques clés de cette période:</text:span></text:span></text:p>
      <text:list xml:id="list2765480148" text:style-name="L2">
        <text:list-item>
          <text:p text:style-name="P9">Domination des motos à deux temps</text:p>
        </text:list-item>
        <text:list-item>
          <text:p text:style-name="P10">Augmentation de la vitesse et de la puissance</text:p>
        </text:list-item>
        <text:list-item>
          <text:p text:style-name="P10">Pilotes et rivalités emblématiques</text:p>
        </text:list-item>
      </text:list>
      <text:p text:style-name="P4"><text:span text:style-name="Strong_20_Emphasis"><text:span text:style-name="T2">Pilotes notables:</text:span></text:span></text:p>
      <text:list xml:id="list3708039267" text:style-name="L3">
        <text:list-item>
          <text:p text:style-name="P11">Giacomo Agostini</text:p>
        </text:list-item>
        <text:list-item>
          <text:p text:style-name="P12">Mike Hailwood</text:p>
        </text:list-item>
        <text:list-item>
          <text:p text:style-name="P12">Phil Read</text:p>
        </text:list-item>
      </text:list>
      <text:p text:style-name="P4"><text:span text:style-name="Strong_20_Emphasis"><text:span text:style-name="T2">La révolution des quatre temps (1970-1980)</text:span></text:span></text:p>
      <text:p text:style-name="P24"><text:span text:style-name="T4">Les années 1970 ont vu l'émergence des motos à quatre temps en MotoGP. Ces machines offraient une plus grande puissance et fiabilité, et elles ont finalement remplacé les deux temps comme le type de moto dominant du sport. La Honda NR500 est devenue la première quatre temps à remporter le championnat MotoGP en 1984.</text:span><draw:frame draw:style-name="fr1" draw:name="Cadre3" text:anchor-type="char" svg:x="0cm" svg:width="0.041cm" draw:z-index="2"><draw:text-box fo:min-height="0.041cm"><text:p text:style-name="Text_20_body">S'ouvre dans une nouvelle fenêtre</text:p></draw:text-box></draw:frame></text:p>
      <text:p text:style-name="P4"><text:span text:style-name="Strong_20_Emphasis"><text:span text:style-name="T2">Les caractéristiques clés de cette période:</text:span></text:span></text:p>
      <text:list xml:id="list2987652935" text:style-name="L4">
        <text:list-item>
          <text:p text:style-name="P13">Passage des deux temps aux quatre temps</text:p>
        </text:list-item>
        <text:list-item>
          <text:p text:style-name="P14">Amélioration de la puissance et de la fiabilité</text:p>
        </text:list-item>
        <text:list-item>
          <text:p text:style-name="P14">Introduction des aides électroniques</text:p>
        </text:list-item>
      </text:list>
      <text:p text:style-name="P4"><text:soft-page-break/><text:span text:style-name="Strong_20_Emphasis"><text:span text:style-name="T2">Pilotes notables:</text:span></text:span></text:p>
      <text:list xml:id="list2197876662" text:style-name="L5">
        <text:list-item>
          <text:p text:style-name="P15">Freddie Spencer</text:p>
        </text:list-item>
        <text:list-item>
          <text:p text:style-name="P16">Eddie Lawson</text:p>
        </text:list-item>
        <text:list-item>
          <text:p text:style-name="P16">Wayne Rainey</text:p>
        </text:list-item>
      </text:list>
      <text:p text:style-name="P4"><text:span text:style-name="Strong_20_Emphasis"><text:span text:style-name="T2">L'ère moderne (1990-présent)</text:span></text:span></text:p>
      <text:p text:style-name="P4"><text:span text:style-name="T3">L'ère moderne du MotoGP a débuté dans les années 1990 avec l'introduction de la classe 500cc. Cette classe présentait quelques-unes des motos les plus puissantes jamais construites, ce qui a conduit à des courses extrêmement compétitives.</text:span><draw:frame draw:style-name="fr1" draw:name="Cadre4" text:anchor-type="char" svg:x="0cm" svg:width="0.041cm" draw:z-index="3"><draw:text-box fo:min-height="0.041cm"><text:p text:style-name="Text_20_body">S'ouvre dans une nouvelle fenêtre</text:p></draw:text-box></draw:frame></text:p>
      <text:p text:style-name="P4"><text:span text:style-name="Strong_20_Emphasis"><text:span text:style-name="T2">Les caractéristiques clés de cette période:</text:span></text:span></text:p>
      <text:list xml:id="list3049245295" text:style-name="L6">
        <text:list-item>
          <text:p text:style-name="P17">Introduction de la classe 500cc</text:p>
        </text:list-item>
        <text:list-item>
          <text:p text:style-name="P18">Motos puissantes et technologiquement avancées</text:p>
        </text:list-item>
        <text:list-item>
          <text:p text:style-name="P18">Popularité et audience mondiales accrues</text:p>
        </text:list-item>
      </text:list>
      <text:p text:style-name="P4"><text:span text:style-name="Strong_20_Emphasis"><text:span text:style-name="T2">Pilotes notables:</text:span></text:span></text:p>
      <text:list xml:id="list1066960549" text:style-name="L7">
        <text:list-item>
          <text:p text:style-name="P19">Valentino Rossi</text:p>
        </text:list-item>
        <text:list-item>
          <text:p text:style-name="P20">Mick Doohan</text:p>
        </text:list-item>
        <text:list-item>
          <text:p text:style-name="P20">Max Biaggi</text:p>
        </text:list-item>
      </text:list>
      <text:p text:style-name="P4"><text:span text:style-name="Strong_20_Emphasis"><text:span text:style-name="T2">L'avenir du MotoGP</text:span></text:span></text:p>
      <text:p text:style-name="P6">Le MotoGP est en constante évolution, et de nombreux changements sont attendus dans un avenir proche. Les motos électriques devraient faire leurs débuts, tandis que l'intelligence artificielle est susceptible d'améliorer la sécurité et les performances.</text:p>
      <text:p text:style-name="P4"><text:span text:style-name="Strong_20_Emphasis"><text:span text:style-name="T2">Développements attendus:</text:span></text:span></text:p>
      <text:list xml:id="list1021721172" text:style-name="L8">
        <text:list-item>
          <text:p text:style-name="P21">Introduction des motos électriques</text:p>
        </text:list-item>
        <text:list-item>
          <text:p text:style-name="P22"><text:soft-page-break/>Intégration de l'intelligence artificielle</text:p>
        </text:list-item>
        <text:list-item>
          <text:p text:style-name="P22">Avancement continu de la technologie et de la sécurité</text:p>
        </text:list-item>
      </text:list>
      <text:p text:style-name="P6">La nature en constante évolution du MotoGP garantit sa place comme l'une des formes de sport automobile les plus passionnantes et populaires pendant de nombreuses années à venir.</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0:02:16.288000000</meta:creation-date>
    <dc:date>2023-11-16T15:39:15.022511676</dc:date>
    <meta:editing-duration>P1DT2H2M14S</meta:editing-duration>
    <meta:editing-cycles>2</meta:editing-cycles>
    <meta:generator>LibreOffice/7.3.7.2$Linux_X86_64 LibreOffice_project/30$Build-2</meta:generator>
    <meta:document-statistic meta:table-count="0" meta:image-count="0" meta:object-count="0" meta:page-count="5" meta:paragraph-count="68" meta:word-count="1055" meta:character-count="6868" meta:non-whitespace-character-count="5903"/>
  </office:meta>
</office:document-meta>
</file>